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, Helvetica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f152" officeooo:paragraph-rsid="0009f152"/>
    </style:style>
    <style:style style:name="P2" style:family="paragraph" style:parent-style-name="Standard">
      <style:text-properties officeooo:rsid="000a0392" officeooo:paragraph-rsid="000a0392"/>
    </style:style>
    <style:style style:name="P3" style:family="paragraph" style:parent-style-name="Standard">
      <style:text-properties officeooo:rsid="000a0392" officeooo:paragraph-rsid="00431ca0"/>
    </style:style>
    <style:style style:name="P4" style:family="paragraph" style:parent-style-name="Standard">
      <style:text-properties officeooo:rsid="000b1371" officeooo:paragraph-rsid="000b1371"/>
    </style:style>
    <style:style style:name="P5" style:family="paragraph" style:parent-style-name="Standard">
      <style:text-properties fo:font-weight="bold" officeooo:rsid="000a0392" officeooo:paragraph-rsid="000a0392" style:font-weight-asian="bold" style:font-weight-complex="bold"/>
    </style:style>
    <style:style style:name="P6" style:family="paragraph" style:parent-style-name="Standard">
      <style:text-properties fo:font-weight="bold" officeooo:rsid="000b1371" officeooo:paragraph-rsid="000b1371" style:font-weight-asian="bold" style:font-weight-complex="bold"/>
    </style:style>
    <style:style style:name="P7" style:family="paragraph" style:parent-style-name="Standard">
      <style:text-properties fo:font-weight="bold" officeooo:rsid="000b24a8" officeooo:paragraph-rsid="000b24a8" style:font-weight-asian="bold" style:font-weight-complex="bold"/>
    </style:style>
    <style:style style:name="P8" style:family="paragraph" style:parent-style-name="Standard">
      <style:text-properties fo:font-weight="bold" officeooo:rsid="000b24a8" officeooo:paragraph-rsid="0035299a" style:font-weight-asian="bold" style:font-weight-complex="bold"/>
    </style:style>
    <style:style style:name="P9" style:family="paragraph" style:parent-style-name="Standard">
      <style:text-properties fo:font-weight="bold" officeooo:rsid="000cbe61" officeooo:paragraph-rsid="000cbe61" style:font-weight-asian="bold" style:font-weight-complex="bold"/>
    </style:style>
    <style:style style:name="P10" style:family="paragraph" style:parent-style-name="Standard">
      <style:text-properties fo:font-weight="bold" officeooo:rsid="004179d3" officeooo:paragraph-rsid="004179d3" style:font-weight-asian="bold" style:font-weight-complex="bold"/>
    </style:style>
    <style:style style:name="P11" style:family="paragraph" style:parent-style-name="Standard">
      <style:text-properties fo:font-weight="bold" officeooo:paragraph-rsid="0044edab"/>
    </style:style>
    <style:style style:name="P12" style:family="paragraph" style:parent-style-name="Standard">
      <style:text-properties fo:font-weight="normal" officeooo:rsid="001a0e6d" officeooo:paragraph-rsid="001a0e6d" style:font-weight-asian="normal" style:font-weight-complex="normal"/>
    </style:style>
    <style:style style:name="P13" style:family="paragraph" style:parent-style-name="Standard">
      <style:text-properties officeooo:paragraph-rsid="000b1371"/>
    </style:style>
    <style:style style:name="P14" style:family="paragraph" style:parent-style-name="Standard">
      <style:text-properties officeooo:rsid="0009f152" officeooo:paragraph-rsid="0047de4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d3ca" style:font-weight-asian="normal" style:font-weight-complex="normal"/>
    </style:style>
    <style:style style:name="T3" style:family="text">
      <style:text-properties fo:font-weight="normal" officeooo:rsid="0010c4b2" style:font-weight-asian="normal" style:font-weight-complex="normal"/>
    </style:style>
    <style:style style:name="T4" style:family="text">
      <style:text-properties fo:font-weight="normal" officeooo:rsid="00116cfa" style:font-weight-asian="normal" style:font-weight-complex="normal"/>
    </style:style>
    <style:style style:name="T5" style:family="text">
      <style:text-properties fo:font-weight="normal" officeooo:rsid="00153ac3" style:font-weight-asian="normal" style:font-weight-complex="normal"/>
    </style:style>
    <style:style style:name="T6" style:family="text">
      <style:text-properties fo:font-weight="normal" officeooo:rsid="001670a4" style:font-weight-asian="normal" style:font-weight-complex="normal"/>
    </style:style>
    <style:style style:name="T7" style:family="text">
      <style:text-properties fo:font-weight="normal" officeooo:rsid="001d9267" style:font-weight-asian="normal" style:font-weight-complex="normal"/>
    </style:style>
    <style:style style:name="T8" style:family="text">
      <style:text-properties fo:font-weight="normal" officeooo:rsid="002522fe" style:font-weight-asian="normal" style:font-weight-complex="normal"/>
    </style:style>
    <style:style style:name="T9" style:family="text">
      <style:text-properties fo:font-weight="normal" officeooo:rsid="00256f20" style:font-weight-asian="normal" style:font-weight-complex="normal"/>
    </style:style>
    <style:style style:name="T10" style:family="text">
      <style:text-properties fo:font-weight="normal" officeooo:rsid="002a8462" style:font-weight-asian="normal" style:font-weight-complex="normal"/>
    </style:style>
    <style:style style:name="T11" style:family="text">
      <style:text-properties fo:font-weight="normal" officeooo:rsid="002e3dc2" style:font-weight-asian="normal" style:font-weight-complex="normal"/>
    </style:style>
    <style:style style:name="T12" style:family="text">
      <style:text-properties fo:font-weight="normal" officeooo:rsid="002fbde4" style:font-weight-asian="normal" style:font-weight-complex="normal"/>
    </style:style>
    <style:style style:name="T13" style:family="text">
      <style:text-properties fo:font-weight="normal" officeooo:rsid="00315dfd" style:font-weight-asian="normal" style:font-weight-complex="normal"/>
    </style:style>
    <style:style style:name="T14" style:family="text">
      <style:text-properties fo:font-weight="normal" officeooo:rsid="00335cf6" style:font-weight-asian="normal" style:font-weight-complex="normal"/>
    </style:style>
    <style:style style:name="T15" style:family="text">
      <style:text-properties fo:font-weight="normal" officeooo:rsid="0035299a" style:font-weight-asian="normal" style:font-weight-complex="normal"/>
    </style:style>
    <style:style style:name="T16" style:family="text">
      <style:text-properties fo:font-weight="normal" officeooo:rsid="00359f90" style:font-weight-asian="normal" style:font-weight-complex="normal"/>
    </style:style>
    <style:style style:name="T17" style:family="text">
      <style:text-properties fo:font-weight="normal" officeooo:rsid="00376f24" style:font-weight-asian="normal" style:font-weight-complex="normal"/>
    </style:style>
    <style:style style:name="T18" style:family="text">
      <style:text-properties fo:font-weight="normal" officeooo:rsid="0046a709" style:font-weight-asian="normal" style:font-weight-complex="normal"/>
    </style:style>
    <style:style style:name="T19" style:family="text">
      <style:text-properties fo:font-weight="normal" officeooo:rsid="00486c6d" style:font-weight-asian="normal" style:font-weight-complex="normal"/>
    </style:style>
    <style:style style:name="T20" style:family="text">
      <style:text-properties fo:font-variant="normal" fo:text-transform="none" fo:color="#333333" style:font-name="Droid Sans" fo:font-size="10.5pt" fo:letter-spacing="normal" fo:font-style="normal" fo:font-weight="normal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b6b47" style:font-weight-asian="bold" style:font-weight-complex="bold"/>
    </style:style>
    <style:style style:name="T23" style:family="text">
      <style:text-properties fo:font-weight="bold" officeooo:rsid="001c6de0" style:font-weight-asian="bold" style:font-weight-complex="bold"/>
    </style:style>
    <style:style style:name="T24" style:family="text">
      <style:text-properties fo:font-weight="bold" officeooo:rsid="0023d4bb" style:font-weight-asian="bold" style:font-weight-complex="bold"/>
    </style:style>
    <style:style style:name="T25" style:family="text">
      <style:text-properties fo:font-weight="bold" officeooo:rsid="0028d6a6" style:font-weight-asian="bold" style:font-weight-complex="bold"/>
    </style:style>
    <style:style style:name="T26" style:family="text">
      <style:text-properties fo:font-weight="bold" officeooo:rsid="000b1371" style:font-weight-asian="bold" style:font-weight-complex="bold"/>
    </style:style>
    <style:style style:name="T27" style:family="text">
      <style:text-properties fo:font-weight="bold" officeooo:rsid="00431ca0" style:font-weight-asian="bold" style:font-weight-complex="bold"/>
    </style:style>
    <style:style style:name="T28" style:family="text">
      <style:text-properties fo:font-weight="bold" officeooo:rsid="0047de4b" style:font-weight-asian="bold" style:font-weight-complex="bold"/>
    </style:style>
    <style:style style:name="T29" style:family="text">
      <style:text-properties officeooo:rsid="000cbe61" style:font-weight-asian="bold" style:font-weight-complex="bold"/>
    </style:style>
    <style:style style:name="T30" style:family="text">
      <style:text-properties officeooo:rsid="0044edab" style:font-weight-asian="bold" style:font-weight-complex="bold"/>
    </style:style>
    <style:style style:name="T31" style:family="text">
      <style:text-properties officeooo:rsid="0017bdcf"/>
    </style:style>
    <style:style style:name="T32" style:family="text">
      <style:text-properties officeooo:rsid="00189d27"/>
    </style:style>
    <style:style style:name="T33" style:family="text">
      <style:text-properties officeooo:rsid="0018d52f"/>
    </style:style>
    <style:style style:name="T34" style:family="text">
      <style:text-properties officeooo:rsid="002117cc"/>
    </style:style>
    <style:style style:name="T35" style:family="text">
      <style:text-properties officeooo:rsid="0023d4bb"/>
    </style:style>
    <style:style style:name="T36" style:family="text">
      <style:text-properties officeooo:rsid="00262923"/>
    </style:style>
    <style:style style:name="T37" style:family="text">
      <style:text-properties officeooo:rsid="000b1371"/>
    </style:style>
    <style:style style:name="T38" style:family="text">
      <style:text-properties officeooo:rsid="002c4dd0"/>
    </style:style>
    <style:style style:name="T39" style:family="text">
      <style:text-properties officeooo:rsid="002cccb4"/>
    </style:style>
    <style:style style:name="T40" style:family="text">
      <style:text-properties officeooo:rsid="002e3dc2"/>
    </style:style>
    <style:style style:name="T41" style:family="text">
      <style:text-properties officeooo:rsid="0038096c"/>
    </style:style>
    <style:style style:name="T42" style:family="text">
      <style:text-properties officeooo:rsid="003bacdd"/>
    </style:style>
    <style:style style:name="T43" style:family="text">
      <style:text-properties officeooo:rsid="003c8df4"/>
    </style:style>
    <style:style style:name="T44" style:family="text">
      <style:text-properties officeooo:rsid="003e5d7e"/>
    </style:style>
    <style:style style:name="T45" style:family="text">
      <style:text-properties officeooo:rsid="00423bff"/>
    </style:style>
    <style:style style:name="T46" style:family="text">
      <style:text-properties officeooo:rsid="00431ca0"/>
    </style:style>
    <style:style style:name="T47" style:family="text">
      <style:text-properties officeooo:rsid="00454564"/>
    </style:style>
    <style:style style:name="T48" style:family="text">
      <style:text-properties officeooo:rsid="00486c6d"/>
    </style:style>
    <style:style style:name="T49" style:family="text">
      <style:text-properties officeooo:rsid="00491e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Opis kolumny: nazwa_w_oryginalnym_pliku [przemianowana_nazwa] – opis_kolumny, <text:span text:style-name="T36">kolumny, które nie mają zmienionej nazwy zostały pominięte w analizie</text:span></text:p>
      <text:p text:style-name="P12"/>
      <text:p text:style-name="P14"><text:span text:style-name="T21">Id </text:span><text:span text:style-name="T28">[measurementId]</text:span> – <text:span text:style-name="T32">identyfikator pomiaru, w dalszej analizie pominięto ten parametr</text:span></text:p>
      <text:p text:style-name="P1"><text:span text:style-name="T21">idsito </text:span><text:span text:style-name="T22">[place]</text:span> – <text:span text:style-name="T33">id miejsca, w którym znajduje się elektrownia</text:span></text:p>
      <text:p text:style-name="P1"><text:span text:style-name="T21">idmodel </text:span><text:span text:style-name="T22">[model]</text:span> – id modelu, <text:span text:style-name="T31">jest to rzecz unikalna dla każdej elektrowni</text:span></text:p>
      <text:p text:style-name="P1"><text:span text:style-name="T21">idbrand</text:span> <text:span text:style-name="T23">[brand]</text:span>– idmarki, <text:span text:style-name="T31">dla każdej wystęuje od jednego do czterech modeli (cztery dla marki o id 0), występuje w sumie 17 elektrowni w zbiorze</text:span></text:p>
      <text:p text:style-name="P2"><text:span text:style-name="T21">lat</text:span> <text:span text:style-name="T46">[</text:span><text:span text:style-name="T27">latitude</text:span><text:span text:style-name="T46">]</text:span>– <text:span text:style-name="T45">szerokość geograficzna</text:span></text:p>
      <text:p text:style-name="P3"><text:span text:style-name="T21">lon</text:span> <text:span text:style-name="T27">[longitude]</text:span>– <text:span text:style-name="T45">długość geograficzna</text:span></text:p>
      <text:p text:style-name="P2"><text:span text:style-name="T21">ageinmonths</text:span> <text:span text:style-name="T24">[age]</text:span>– wiek czujnika w <text:span text:style-name="T35">e</text:span>mies<text:span text:style-name="T34">iącach, zmienna znormalizowana, wartości od 0 do 1</text:span></text:p>
      <text:p text:style-name="P5">anno <text:span text:style-name="T48">[year]</text:span> – <text:span text:style-name="T2">rok, </text:span><text:span text:style-name="T8">ta wartość pokrywa się z rokiem wykonania pomiaru</text:span></text:p>
      <text:p text:style-name="P5">day <text:span text:style-name="T49">[day]</text:span> – <text:span text:style-name="T4">dzień, </text:span><text:span text:style-name="T8">zmienna znormalizowana, </text:span><text:span text:style-name="T9">wartość uzależniona od daty, im późniejszy dzień roku wykonania daty, tym większa wartość, </text:span><text:span text:style-name="T10">zmienna przydatna w przypadku sortowania wartości po dacie</text:span></text:p>
      <text:p text:style-name="P5">ora <text:span text:style-name="T49">[hour]</text:span> – <text:span text:style-name="T8">zmienna znormalizo</text:span><text:span text:style-name="T8">wana, zależy od godziny wykonania pomiaru</text:span></text:p>
      <text:p text:style-name="P13"><text:span text:style-name="T26">data</text:span><text:span text:style-name="T37"> </text:span><text:span text:style-name="T25">[data]</text:span><text:span text:style-name="T37">– data wykonania pomiaru, wykonywane od 2 stycznia 2012 do 31 grudnia 2013 w godzinach 2:00-20:00, pomiar wykonywany co godzinę</text:span></text:p>
      <text:p text:style-name="P6">temperatura_ambiente <text:span text:style-name="T38">[temperature]</text:span> – <text:span text:style-name="T12">zmierzona </text:span><text:span text:style-name="T3">temperatura środowiska</text:span></text:p>
      <text:p text:style-name="P6">irradiamento <text:span text:style-name="T39">[radiation]</text:span>- <text:span text:style-name="T18">promieniowanie słonczene</text:span></text:p>
      <text:p text:style-name="P6">pressure <text:span text:style-name="T40">[pressure]</text:span> –<text:span text:style-name="T1"> </text:span><text:span text:style-name="T11">zmierzone ciśnienie atmosferyczne</text:span></text:p>
      <text:p text:style-name="P6">windspeed <text:span text:style-name="T42">[windspeed] </text:span>– <text:span text:style-name="T13">zmierzona </text:span><text:span text:style-name="T1">prędkość wiatru</text:span></text:p>
      <text:p text:style-name="P7">humidity <text:span text:style-name="T43">[humidity] </text:span>– <text:span text:style-name="T14">zmierzona </text:span><text:span text:style-name="T1">wilgotność </text:span><text:span text:style-name="T14">powietrza</text:span></text:p>
      <text:p text:style-name="P8">icon – <text:span text:style-name="T15">przyjmuje wartości 0.083 0.750 0.000 0.667 0.500 0.583 0.417</text:span></text:p>
      <text:p text:style-name="P11"><text:span text:style-name="T29">dewpoint </text:span><text:span text:style-name="T30">[</text:span><text:span text:style-name="T29">dewpoint</text:span><text:span text:style-name="T30">]</text:span><text:span text:style-name="T29"> - </text:span><text:span text:style-name="T20">concentration of water vapor in the air</text:span></text:p>
      <text:p text:style-name="P9">windbearing <text:span text:style-name="T41">[bearing] </text:span>– <text:span text:style-name="T17">id zastosowanego </text:span><text:span text:style-name="T5">ło</text:span><text:span text:style-name="T16">ż</text:span><text:span text:style-name="T5">ysk</text:span><text:span text:style-name="T17">a</text:span><text:span text:style-name="T5"> wiatraka</text:span></text:p>
      <text:p text:style-name="P9">cloudcover <text:span text:style-name="T47">[cloudcover] </text:span>- <text:span text:style-name="T6">zachmurzenie</text:span></text:p>
      <text:p text:style-name="P9">tempi</text:p>
      <text:p text:style-name="P9">irri</text:p>
      <text:p text:style-name="P9">pressurei</text:p>
      <text:p text:style-name="P10">windspeedi <text:s text:c="9"/></text:p>
      <text:p text:style-name="P10">humidityi <text:s text:c="11"/></text:p>
      <text:p text:style-name="P10">dewpointi <text:s text:c="11"/></text:p>
      <text:p text:style-name="P10">windbearingi <text:s text:c="8"/></text:p>
      <text:p text:style-name="P10">cloudcoveri <text:s text:c="8"/></text:p>
      <text:p text:style-name="P10">dist</text:p>
      <text:p text:style-name="P10">altitude</text:p>
      <text:p text:style-name="P10">azimuth</text:p>
      <text:p text:style-name="P10">altitudei <text:s text:c="10"/></text:p>
      <text:p text:style-name="P10">azimuthi <text:s text:c="12"/></text:p>
      <text:p text:style-name="P10">pcnm1</text:p>
      <text:p text:style-name="P10">pcnm2</text:p>
      <text:p text:style-name="P10">pcnm3 <text:s text:c="14"/></text:p>
      <text:p text:style-name="P10">pcnm4</text:p>
      <text:p text:style-name="P10">pcnm5</text:p>
      <text:p text:style-name="P10">pcnm6</text:p>
      <text:p text:style-name="P10">pcnm7 <text:s text:c="14"/></text:p>
      <text:p text:style-name="P10">pcnm8</text:p>
      <text:p text:style-name="P10">pcnm9</text:p>
      <text:p text:style-name="P10">pcnm10</text:p>
      <text:p text:style-name="P10">pcnm11 <text:s text:c="13"/></text:p>
      <text:p text:style-name="P10">pcnm12</text:p>
      <text:p text:style-name="P10"><text:soft-page-break/>pcnm13</text:p>
      <text:p text:style-name="P10">pcnm14</text:p>
      <text:p text:style-name="P10">pcnm15 <text:s text:c="13"/></text:p>
      <text:p text:style-name="P10">irr_pvgis_mod <text:s text:c="7"/></text:p>
      <text:p text:style-name="P10">irri_pvgis_mod</text:p>
      <text:p text:style-name="P9">kwh <text:s/><text:span text:style-name="T44">[energy]</text:span>– <text:span text:style-name="T6">wyprodukowana energia, </text:span><text:span text:style-name="T7">zmienna znormalizowana, wartosć od 0 do 1</text:span></text:p>
      <text:p text:style-name="P9"/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, Helvetica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20:13:50.101200055</meta:creation-date>
    <meta:generator>LibreOffice/5.1.6.2$Linux_X86_64 LibreOffice_project/10m0$Build-2</meta:generator>
    <dc:date>2017-11-27T18:12:32.190099693</dc:date>
    <meta:editing-duration>PT8H35M39S</meta:editing-duration>
    <meta:editing-cycles>63</meta:editing-cycles>
    <meta:document-statistic meta:table-count="0" meta:image-count="0" meta:object-count="0" meta:page-count="2" meta:paragraph-count="52" meta:word-count="252" meta:character-count="2078" meta:non-whitespace-character-count="1722"/>
  </office:meta>
</office:document-meta>
</file>